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2" svg:font-family="FreeSans" style:font-family-generic="swiss"/>
    <style:font-face style:name="Monospaced" svg:font-family="Monospaced" style:font-pitch="fixed"/>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72975f" officeooo:paragraph-rsid="0072975f" style:font-size-asian="13pt" style:font-style-asian="italic" style:font-size-complex="13pt" style:font-style-complex="italic"/>
    </style:style>
    <style:style style:name="P6" style:family="paragraph" style:parent-style-name="Footer">
      <style:text-properties fo:font-size="2pt" style:font-size-asian="1.75pt" style:font-size-complex="2pt"/>
    </style:style>
    <style:style style:name="P7"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8" style:family="paragraph" style:parent-style-name="Standard">
      <style:paragraph-properties fo:line-height="115%" fo:text-align="center" style:justify-single-word="false"/>
      <style:text-properties style:font-name="FreeSans1" fo:font-size="15pt" fo:letter-spacing="0.035cm" officeooo:rsid="0017e0f6" officeooo:paragraph-rsid="00304b5f" style:font-size-asian="13.1000003814697pt" style:font-size-complex="15pt"/>
    </style:style>
    <style:style style:name="P9" style:family="paragraph" style:parent-style-name="Standard">
      <style:paragraph-properties fo:line-height="115%"/>
      <style:text-properties style:font-name="FreeSans1" fo:font-size="15pt" fo:letter-spacing="0.035cm" officeooo:rsid="003743c9" officeooo:paragraph-rsid="003743c9" style:font-size-asian="13.1000003814697pt" style:font-size-complex="15pt"/>
    </style:style>
    <style:style style:name="P10" style:family="paragraph" style:parent-style-name="Standard">
      <style:paragraph-properties fo:line-height="115%"/>
      <style:text-properties style:font-name="FreeSans1" fo:font-size="15pt" fo:letter-spacing="0.035cm" officeooo:rsid="00323c05" officeooo:paragraph-rsid="00323c05" style:font-size-asian="13.1000003814697pt" style:font-size-complex="15pt"/>
    </style:style>
    <style:style style:name="P11" style:family="paragraph" style:parent-style-name="Standard">
      <style:paragraph-properties fo:line-height="115%"/>
      <style:text-properties style:font-name="FreeSans1" fo:font-size="15pt" fo:letter-spacing="0.035cm" officeooo:rsid="0072975f" officeooo:paragraph-rsid="0072975f" style:font-size-asian="13.1000003814697pt" style:font-size-complex="15pt"/>
    </style:style>
    <style:style style:name="P12"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13" style:family="paragraph" style:parent-style-name="Standard">
      <style:paragraph-properties fo:line-height="115%"/>
      <style:text-properties style:font-name="FreeSans1" fo:font-size="14pt" fo:letter-spacing="0.035cm" officeooo:rsid="002a61b8" officeooo:paragraph-rsid="002a61b8" style:font-size-asian="14pt" style:font-size-complex="14pt"/>
    </style:style>
    <style:style style:name="P14" style:family="paragraph" style:parent-style-name="Standard">
      <style:paragraph-properties fo:line-height="115%"/>
      <style:text-properties style:font-name="FreeSans1" fo:font-size="14pt" fo:letter-spacing="0.035cm" officeooo:rsid="00391c26" officeooo:paragraph-rsid="00391c26" style:font-size-asian="14pt" style:font-size-complex="14pt"/>
    </style:style>
    <style:style style:name="P15" style:family="paragraph" style:parent-style-name="Standard">
      <style:paragraph-properties fo:line-height="115%"/>
      <style:text-properties style:font-name="FreeSans1" fo:font-size="14pt" fo:letter-spacing="0.035cm" officeooo:rsid="004248a6" officeooo:paragraph-rsid="004248a6" style:font-size-asian="14pt" style:font-size-complex="14pt"/>
    </style:style>
    <style:style style:name="P16" style:family="paragraph" style:parent-style-name="Standard">
      <style:paragraph-properties fo:line-height="115%"/>
      <style:text-properties style:font-name="FreeSans1" fo:font-size="14pt" fo:letter-spacing="0.035cm" officeooo:rsid="0049c44c" officeooo:paragraph-rsid="004a1e48" style:font-size-asian="14pt" style:font-size-complex="14pt"/>
    </style:style>
    <style:style style:name="P17" style:family="paragraph" style:parent-style-name="Standard">
      <style:paragraph-properties fo:line-height="115%"/>
      <style:text-properties style:font-name="FreeSans1" fo:font-size="14pt" fo:letter-spacing="0.035cm" officeooo:rsid="004a1e48" officeooo:paragraph-rsid="004a1e48" style:font-size-asian="14pt" style:font-size-complex="14pt"/>
    </style:style>
    <style:style style:name="P18" style:family="paragraph" style:parent-style-name="Standard">
      <style:paragraph-properties fo:line-height="115%"/>
      <style:text-properties style:font-name="FreeSans1" fo:font-size="14pt" fo:letter-spacing="0.035cm" officeooo:rsid="004c5fff" officeooo:paragraph-rsid="004c5fff" style:font-size-asian="14pt" style:font-size-complex="14pt"/>
    </style:style>
    <style:style style:name="P19" style:family="paragraph" style:parent-style-name="Standard">
      <style:paragraph-properties fo:line-height="115%"/>
      <style:text-properties style:font-name="FreeSans1" fo:font-size="14pt" fo:letter-spacing="0.035cm" officeooo:rsid="004f510a" officeooo:paragraph-rsid="004f510a" style:font-size-asian="14pt" style:font-size-complex="14pt"/>
    </style:style>
    <style:style style:name="P20" style:family="paragraph" style:parent-style-name="Standard">
      <style:paragraph-properties fo:line-height="115%"/>
      <style:text-properties style:font-name="FreeSans1" fo:font-size="14pt" fo:letter-spacing="0.035cm" officeooo:rsid="00506f31" officeooo:paragraph-rsid="00506f31" style:font-size-asian="14pt" style:font-size-complex="14pt"/>
    </style:style>
    <style:style style:name="P21" style:family="paragraph" style:parent-style-name="Standard">
      <style:paragraph-properties fo:line-height="115%"/>
      <style:text-properties style:font-name="FreeSans1" fo:font-size="14pt" fo:letter-spacing="0.035cm" officeooo:rsid="00785648" officeooo:paragraph-rsid="00785648" style:font-size-asian="14pt" style:font-size-complex="14pt"/>
    </style:style>
    <style:style style:name="P22" style:family="paragraph" style:parent-style-name="Standard">
      <style:paragraph-properties fo:line-height="115%"/>
      <style:text-properties style:font-name="FreeSans1" fo:font-size="14pt" fo:letter-spacing="0.035cm" officeooo:rsid="00785648" officeooo:paragraph-rsid="00391c26" style:font-size-asian="14pt" style:font-size-complex="14pt"/>
    </style:style>
    <style:style style:name="P23" style:family="paragraph" style:parent-style-name="Standard">
      <style:paragraph-properties fo:line-height="115%"/>
      <style:text-properties style:font-name="FreeSans1" fo:font-size="14pt" fo:letter-spacing="0.035cm" officeooo:rsid="0034cb77" officeooo:paragraph-rsid="00336fcb" style:font-size-asian="14pt" style:font-size-complex="14pt"/>
    </style:style>
    <style:style style:name="P24" style:family="paragraph" style:parent-style-name="Standard">
      <style:paragraph-properties fo:line-height="115%"/>
      <style:text-properties style:font-name="FreeSans1" fo:font-size="14pt" fo:letter-spacing="0.035cm" officeooo:rsid="006257cb" officeooo:paragraph-rsid="00a4ceca" style:font-size-asian="14pt" style:font-size-complex="14pt"/>
    </style:style>
    <style:style style:name="P25" style:family="paragraph" style:parent-style-name="Standard">
      <style:paragraph-properties fo:line-height="115%"/>
      <style:text-properties style:font-name="FreeSans1" fo:font-size="14pt" fo:letter-spacing="0.035cm" officeooo:rsid="0056e8ab" officeooo:paragraph-rsid="00a4ceca" style:font-size-asian="14pt" style:font-size-complex="14pt"/>
    </style:style>
    <style:style style:name="P26" style:family="paragraph" style:parent-style-name="Standard">
      <style:paragraph-properties fo:line-height="115%"/>
      <style:text-properties style:font-name="FreeSans1" fo:font-size="14pt" fo:letter-spacing="0.035cm" officeooo:rsid="005acfa9" officeooo:paragraph-rsid="005acfa9" style:font-size-asian="14pt" style:font-size-complex="14pt"/>
    </style:style>
    <style:style style:name="P27" style:family="paragraph" style:parent-style-name="Standard">
      <style:paragraph-properties fo:line-height="115%"/>
      <style:text-properties style:font-name="FreeSans1" fo:font-size="14pt" fo:letter-spacing="0.035cm" fo:font-weight="bold" officeooo:rsid="0049c44c" officeooo:paragraph-rsid="0049c44c" style:font-size-asian="14pt" style:font-weight-asian="bold" style:font-size-complex="14pt" style:font-weight-complex="bold"/>
    </style:style>
    <style:style style:name="P28" style:family="paragraph" style:parent-style-name="Standard">
      <style:paragraph-properties fo:line-height="115%"/>
      <style:text-properties style:font-name="FreeSans1" fo:font-size="14pt" fo:letter-spacing="0.035cm" fo:font-weight="bold" officeooo:rsid="004c5fff" officeooo:paragraph-rsid="004c5fff" style:font-size-asian="14pt" style:font-weight-asian="bold" style:font-size-complex="14pt" style:font-weight-complex="bold"/>
    </style:style>
    <style:style style:name="P29" style:family="paragraph" style:parent-style-name="Standard">
      <style:paragraph-properties fo:line-height="115%"/>
      <style:text-properties style:font-name="FreeSans1" fo:font-size="14pt" fo:letter-spacing="0.035cm" fo:font-weight="bold" officeooo:rsid="003c940f" officeooo:paragraph-rsid="00732fa6" style:font-size-asian="14pt" style:font-weight-asian="bold" style:font-size-complex="14pt" style:font-weight-complex="bold"/>
    </style:style>
    <style:style style:name="P30" style:family="paragraph" style:parent-style-name="Standard">
      <style:paragraph-properties fo:line-height="115%"/>
      <style:text-properties style:font-name="FreeSans1" fo:font-size="14pt" fo:letter-spacing="0.035cm" fo:font-weight="bold" officeooo:rsid="004f510a" officeooo:paragraph-rsid="004f510a" style:font-size-asian="14pt" style:font-weight-asian="bold" style:font-size-complex="14pt" style:font-weight-complex="bold"/>
    </style:style>
    <style:style style:name="P31" style:family="paragraph" style:parent-style-name="Standard">
      <style:paragraph-properties fo:line-height="115%"/>
      <style:text-properties style:font-name="FreeSans1" fo:font-size="14pt" fo:letter-spacing="0.035cm" fo:font-weight="bold" officeooo:rsid="0056e8ab" officeooo:paragraph-rsid="00a4ceca" style:font-size-asian="14pt" style:font-weight-asian="bold" style:font-size-complex="14pt" style:font-weight-complex="bold"/>
    </style:style>
    <style:style style:name="P32" style:family="paragraph" style:parent-style-name="Standard">
      <style:paragraph-properties fo:line-height="115%"/>
      <style:text-properties style:font-name="FreeSans1" fo:font-size="14pt" fo:letter-spacing="0.035cm" fo:font-weight="bold" officeooo:rsid="00506f31" officeooo:paragraph-rsid="00506f31" fo:background-color="transparent" style:font-size-asian="14pt" style:font-weight-asian="bold" style:font-size-complex="14pt" style:font-weight-complex="bold"/>
    </style:style>
    <style:style style:name="P33" style:family="paragraph" style:parent-style-name="Standard">
      <style:paragraph-properties fo:line-height="115%"/>
      <style:text-properties style:font-name="FreeSans1" fo:font-size="14pt" fo:letter-spacing="0.035cm" style:text-underline-style="solid" style:text-underline-width="auto" style:text-underline-color="font-color" officeooo:rsid="0049c44c" officeooo:paragraph-rsid="0049c44c" style:font-size-asian="14pt" style:font-size-complex="14pt"/>
    </style:style>
    <style:style style:name="P34" style:family="paragraph" style:parent-style-name="Standard">
      <style:paragraph-properties fo:line-height="115%"/>
      <style:text-properties style:font-name="FreeSans1" fo:font-size="14pt" fo:letter-spacing="0.035cm" style:text-underline-style="solid" style:text-underline-width="auto" style:text-underline-color="font-color" fo:font-weight="normal" officeooo:rsid="00732fa6" officeooo:paragraph-rsid="00732fa6" style:font-size-asian="14pt" style:font-weight-asian="normal" style:font-size-complex="14pt" style:font-weight-complex="normal"/>
    </style:style>
    <style:style style:name="P35" style:family="paragraph" style:parent-style-name="Standard">
      <style:paragraph-properties fo:line-height="115%"/>
      <style:text-properties style:font-name="FreeSans1" fo:font-size="14pt" fo:letter-spacing="0.035cm" fo:font-weight="normal" officeooo:rsid="00506f31" officeooo:paragraph-rsid="004248a6" style:font-size-asian="14pt" style:font-weight-asian="normal" style:font-size-complex="14pt" style:font-weight-complex="normal"/>
    </style:style>
    <style:style style:name="P36" style:family="paragraph" style:parent-style-name="Standard">
      <style:paragraph-properties fo:line-height="115%"/>
      <style:text-properties style:font-name="FreeSans1" fo:font-size="14pt" fo:letter-spacing="0.035cm" fo:font-weight="normal" officeooo:rsid="0049c44c" officeooo:paragraph-rsid="0049c44c" style:font-size-asian="14pt" style:font-weight-asian="normal" style:font-size-complex="14pt" style:font-weight-complex="normal"/>
    </style:style>
    <style:style style:name="P37" style:family="paragraph" style:parent-style-name="Standard">
      <style:paragraph-properties fo:line-height="115%"/>
      <style:text-properties style:font-name="FreeSans1" fo:font-size="14pt" fo:letter-spacing="0.035cm" fo:font-style="normal" fo:font-weight="normal" officeooo:rsid="008e2c64" officeooo:paragraph-rsid="00839fb9" style:font-size-asian="14pt" style:font-style-asian="normal" style:font-weight-asian="normal" style:font-size-complex="14pt" style:font-style-complex="normal" style:font-weight-complex="normal"/>
    </style:style>
    <style:style style:name="P38" style:family="paragraph" style:parent-style-name="Standard">
      <style:paragraph-properties fo:line-height="115%"/>
      <style:text-properties style:font-name="FreeSans1" fo:font-size="14pt" fo:letter-spacing="0.035cm" fo:font-style="italic" officeooo:rsid="00a8ee67" officeooo:paragraph-rsid="00a8ee67" style:font-size-asian="14pt" style:font-style-asian="italic" style:font-size-complex="14pt" style:font-style-complex="italic"/>
    </style:style>
    <style:style style:name="P39" style:family="paragraph" style:parent-style-name="Standard">
      <style:paragraph-properties fo:line-height="200%" fo:text-align="center" style:justify-single-word="false"/>
      <style:text-properties fo:letter-spacing="0.035cm" officeooo:rsid="0017e0f6" officeooo:paragraph-rsid="00304b5f"/>
    </style:style>
    <style:style style:name="P40"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323c05" officeooo:paragraph-rsid="00323c05" style:font-size-asian="40pt" style:font-style-asian="italic" style:font-weight-asian="bold" style:font-size-complex="40pt" style:font-style-complex="italic" style:font-weight-complex="bold"/>
    </style:style>
    <style:style style:name="P41"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4248a6" officeooo:paragraph-rsid="004248a6" style:font-size-asian="16pt" style:font-style-asian="italic" style:font-weight-asian="bold" style:font-size-complex="16pt" style:font-style-complex="italic" style:font-weight-complex="bold"/>
    </style:style>
    <style:style style:name="P42"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4248a6" officeooo:paragraph-rsid="00506f31" style:font-size-asian="16pt" style:font-style-asian="italic" style:font-weight-asian="bold" style:font-size-complex="16pt" style:font-style-complex="italic" style:font-weight-complex="bold"/>
    </style:style>
    <style:style style:name="P43" style:family="paragraph" style:parent-style-name="Standard">
      <style:paragraph-properties fo:line-height="150%"/>
      <style:text-properties fo:color="#405e01" style:font-name="FreeSans1" fo:font-size="15pt" fo:letter-spacing="0.035cm" fo:font-weight="bold" officeooo:rsid="00336fcb" officeooo:paragraph-rsid="00336fcb"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1" fo:font-size="15pt" fo:letter-spacing="0.035cm" fo:font-weight="bold" officeooo:rsid="00391c26" officeooo:paragraph-rsid="00391c26"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1" fo:font-size="15pt" fo:letter-spacing="0.035cm" fo:font-weight="bold" officeooo:rsid="003aeeb2" officeooo:paragraph-rsid="003aeeb2"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1" fo:font-size="15pt" fo:letter-spacing="0.035cm" fo:font-weight="bold" officeooo:rsid="004248a6" officeooo:paragraph-rsid="004248a6" style:font-size-asian="13.1000003814697pt" style:font-weight-asian="bold" style:font-size-complex="15pt" style:font-weight-complex="bold"/>
    </style:style>
    <style:style style:name="P47" style:family="paragraph" style:parent-style-name="Standard">
      <style:paragraph-properties fo:line-height="150%"/>
      <style:text-properties fo:color="#405e01" style:font-name="FreeSans1" fo:font-size="15pt" fo:letter-spacing="0.035cm" fo:font-weight="bold" officeooo:rsid="00506f31" officeooo:paragraph-rsid="00506f31" style:font-size-asian="13.1000003814697pt" style:font-weight-asian="bold" style:font-size-complex="15pt" style:font-weight-complex="bold"/>
    </style:style>
    <style:style style:name="P48" style:family="paragraph" style:parent-style-name="Standard">
      <style:paragraph-properties fo:line-height="115%"/>
      <style:text-properties fo:font-weight="bold" officeooo:rsid="004a1e48" officeooo:paragraph-rsid="004a1e48" style:font-weight-asian="bold" style:font-weight-complex="bold"/>
    </style:style>
    <style:style style:name="P49" style:family="paragraph" style:parent-style-name="Standard">
      <style:paragraph-properties fo:line-height="115%"/>
      <style:text-properties style:text-underline-style="solid" style:text-underline-width="auto" style:text-underline-color="font-color" officeooo:rsid="004a1e48" officeooo:paragraph-rsid="004a1e48"/>
    </style:style>
    <style:style style:name="P50" style:family="paragraph" style:parent-style-name="Standard">
      <style:paragraph-properties fo:line-height="115%"/>
      <style:text-properties officeooo:rsid="004c5fff" officeooo:paragraph-rsid="0054be7b"/>
    </style:style>
    <style:style style:name="P51" style:family="paragraph" style:parent-style-name="Standard">
      <style:paragraph-properties fo:line-height="115%"/>
      <style:text-properties officeooo:rsid="004f510a" officeooo:paragraph-rsid="004f510a"/>
    </style:style>
    <style:style style:name="P52" style:family="paragraph" style:parent-style-name="Standard">
      <style:paragraph-properties fo:line-height="115%"/>
      <style:text-properties officeooo:rsid="00506f31" officeooo:paragraph-rsid="006bd0b8"/>
    </style:style>
    <style:style style:name="P53" style:family="paragraph" style:parent-style-name="Standard">
      <style:paragraph-properties fo:line-height="115%"/>
      <style:text-properties officeooo:rsid="006bd0b8" officeooo:paragraph-rsid="006bd0b8"/>
    </style:style>
    <style:style style:name="P54" style:family="paragraph" style:parent-style-name="Standard">
      <style:paragraph-properties fo:line-height="115%"/>
      <style:text-properties officeooo:rsid="00716de6" officeooo:paragraph-rsid="00716de6"/>
    </style:style>
    <style:style style:name="P55" style:family="paragraph" style:parent-style-name="Standard">
      <style:paragraph-properties fo:line-height="115%"/>
      <style:text-properties officeooo:rsid="008eb8d3" officeooo:paragraph-rsid="008eb8d3"/>
    </style:style>
    <style:style style:name="P56" style:family="paragraph" style:parent-style-name="Standard">
      <style:paragraph-properties fo:line-height="115%"/>
      <style:text-properties officeooo:rsid="0056e8ab" officeooo:paragraph-rsid="00a4ceca"/>
    </style:style>
    <style:style style:name="P57" style:family="paragraph" style:parent-style-name="Standard">
      <style:paragraph-properties fo:line-height="115%"/>
      <style:text-properties officeooo:rsid="0057c370" officeooo:paragraph-rsid="0057c370"/>
    </style:style>
    <style:style style:name="P58" style:family="paragraph" style:parent-style-name="Standard">
      <style:paragraph-properties fo:line-height="115%"/>
      <style:text-properties officeooo:rsid="00592220" officeooo:paragraph-rsid="00592220"/>
    </style:style>
    <style:style style:name="P59" style:family="paragraph" style:parent-style-name="Standard">
      <style:paragraph-properties fo:line-height="115%"/>
      <style:text-properties officeooo:rsid="0059f5ac" officeooo:paragraph-rsid="0059f5ac"/>
    </style:style>
    <style:style style:name="P60" style:family="paragraph" style:parent-style-name="Standard">
      <style:paragraph-properties fo:line-height="115%"/>
      <style:text-properties officeooo:rsid="005acfa9" officeooo:paragraph-rsid="005acfa9"/>
    </style:style>
    <style:style style:name="P61" style:family="paragraph" style:parent-style-name="Standard">
      <style:paragraph-properties fo:line-height="115%"/>
      <style:text-properties officeooo:rsid="005acfa9" officeooo:paragraph-rsid="00a8ee67"/>
    </style:style>
    <style:style style:name="P62"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63" style:family="paragraph" style:parent-style-name="Standard">
      <style:paragraph-properties fo:line-height="115%" fo:break-before="page"/>
      <style:text-properties fo:color="#2c3756" style:font-name="Lora" fo:font-size="25pt" fo:letter-spacing="0.035cm" fo:font-style="italic" officeooo:rsid="003242ab" officeooo:paragraph-rsid="003242ab" style:font-size-asian="25pt" style:font-style-asian="italic" style:font-size-complex="25pt" style:font-style-complex="italic"/>
    </style:style>
    <style:style style:name="P64" style:family="paragraph" style:parent-style-name="Standard">
      <style:paragraph-properties fo:margin-left="0cm" fo:margin-right="0cm" fo:line-height="115%" fo:text-indent="0cm" style:auto-text-indent="false"/>
      <style:text-properties officeooo:rsid="00a4ceca" officeooo:paragraph-rsid="00a615b6"/>
    </style:style>
    <style:style style:name="P65" style:family="paragraph" style:parent-style-name="Standard">
      <style:paragraph-properties fo:margin-left="0cm" fo:margin-right="0cm" fo:line-height="115%" fo:text-indent="0cm" style:auto-text-indent="false"/>
      <style:text-properties style:font-name="FreeSans1" fo:font-size="14pt" fo:letter-spacing="0.035cm" fo:font-style="italic" fo:font-weight="normal" officeooo:rsid="00a4ceca" officeooo:paragraph-rsid="00a4ceca" style:font-size-asian="14pt" style:font-style-asian="italic" style:font-weight-asian="normal" style:font-size-complex="14pt" style:font-style-complex="italic" style:font-weight-complex="normal"/>
    </style:style>
    <style:style style:name="P66" style:family="paragraph" style:parent-style-name="Standard">
      <style:paragraph-properties fo:margin-left="0cm" fo:margin-right="0cm" fo:line-height="115%" fo:text-indent="0cm" style:auto-text-indent="false"/>
      <style:text-properties style:font-name="FreeSans1" fo:font-size="14pt" fo:letter-spacing="0.035cm" fo:font-style="italic" officeooo:rsid="00a4ceca" officeooo:paragraph-rsid="00a4ceca" style:font-size-asian="14pt" style:font-style-asian="italic" style:font-size-complex="14pt" style:font-style-complex="italic"/>
    </style:style>
    <style:style style:name="P67" style:family="paragraph" style:parent-style-name="Standard">
      <style:paragraph-properties fo:margin-left="0cm" fo:margin-right="0cm" fo:line-height="115%" fo:text-indent="0cm" style:auto-text-indent="false"/>
      <style:text-properties style:font-name="FreeSans1" fo:font-size="14pt" fo:letter-spacing="0.035cm" officeooo:rsid="00a4ceca" officeooo:paragraph-rsid="00a4ceca" style:font-size-asian="14pt" style:font-size-complex="14pt"/>
    </style:style>
    <style:style style:name="P68" style:family="paragraph" style:parent-style-name="Standard">
      <style:paragraph-properties fo:margin-left="1.251cm" fo:margin-right="0cm" fo:line-height="115%" fo:text-indent="0cm" style:auto-text-indent="false"/>
      <style:text-properties officeooo:rsid="005bbe92" officeooo:paragraph-rsid="00a6c465"/>
    </style:style>
    <style:style style:name="P69" style:family="paragraph" style:parent-style-name="Standard">
      <style:paragraph-properties fo:margin-left="1.251cm" fo:margin-right="0cm" fo:line-height="115%" fo:text-indent="0cm" style:auto-text-indent="false"/>
      <style:text-properties style:font-name="Monospaced" fo:font-size="12pt" fo:letter-spacing="0.035cm" officeooo:rsid="005bbe92" officeooo:paragraph-rsid="00a6c465" style:font-size-asian="14pt" style:font-size-complex="14pt"/>
    </style:style>
    <style:style style:name="P70" style:family="paragraph" style:parent-style-name="Standard" style:master-page-name="">
      <style:paragraph-properties fo:margin-left="1.251cm" fo:margin-right="0cm" fo:line-height="115%" fo:text-indent="0cm" style:auto-text-indent="false" style:page-number="auto" fo:break-before="auto" fo:break-after="auto"/>
      <style:text-properties officeooo:rsid="005bbe92" officeooo:paragraph-rsid="00a6c465"/>
    </style:style>
    <style:style style:name="P71" style:family="paragraph" style:parent-style-name="Standard" style:list-style-name="L1">
      <style:paragraph-properties fo:line-height="115%"/>
      <style:text-properties style:font-name="FreeSans1" fo:font-size="14pt" fo:letter-spacing="0.035cm" fo:font-weight="normal" officeooo:rsid="00856951" officeooo:paragraph-rsid="00963fd9" style:font-size-asian="14pt" style:font-weight-asian="normal" style:font-size-complex="14pt" style:font-weight-complex="normal"/>
    </style:style>
    <style:style style:name="P72" style:family="paragraph" style:parent-style-name="Standard" style:list-style-name="L2">
      <style:paragraph-properties fo:line-height="115%"/>
      <style:text-properties style:font-name="FreeSans1" fo:font-size="14pt" fo:letter-spacing="0.035cm" fo:font-weight="normal" officeooo:rsid="00856951" officeooo:paragraph-rsid="009568bf" style:font-size-asian="14pt" style:font-weight-asian="normal" style:font-size-complex="14pt" style:font-weight-complex="normal"/>
    </style:style>
    <style:style style:name="P73" style:family="paragraph" style:parent-style-name="Standard" style:list-style-name="L2">
      <style:paragraph-properties fo:line-height="115%"/>
      <style:text-properties style:font-name="FreeSans1" fo:font-size="14pt" fo:letter-spacing="0.035cm" fo:font-weight="normal" officeooo:rsid="0081409d" officeooo:paragraph-rsid="009568bf" style:font-size-asian="14pt" style:font-weight-asian="normal" style:font-size-complex="14pt" style:font-weight-complex="normal"/>
    </style:style>
    <style:style style:name="P74" style:family="paragraph" style:parent-style-name="Standard" style:list-style-name="L2">
      <style:paragraph-properties fo:line-height="115%"/>
      <style:text-properties style:font-name="FreeSans1" fo:font-size="14pt" fo:letter-spacing="0.035cm" fo:font-weight="normal" officeooo:rsid="009568bf" officeooo:paragraph-rsid="009568bf" style:font-size-asian="14pt" style:font-weight-asian="normal" style:font-size-complex="14pt" style:font-weight-complex="normal"/>
    </style:style>
    <style:style style:name="P75" style:family="paragraph" style:parent-style-name="Standard" style:list-style-name="L2">
      <style:paragraph-properties fo:line-height="115%"/>
      <style:text-properties style:font-name="FreeSans1" fo:font-size="14pt" fo:letter-spacing="0.035cm" fo:font-weight="normal" officeooo:rsid="00839fb9" officeooo:paragraph-rsid="00839fb9" style:font-size-asian="14pt" style:font-weight-asian="normal" style:font-size-complex="14pt" style:font-weight-complex="normal"/>
    </style:style>
    <style:style style:name="P76" style:family="paragraph" style:parent-style-name="Standard" style:list-style-name="L3">
      <style:paragraph-properties fo:line-height="115%"/>
      <style:text-properties style:font-name="FreeSans1" fo:font-size="14pt" fo:letter-spacing="0.035cm" officeooo:rsid="0049c44c" officeooo:paragraph-rsid="004a1e48" style:font-size-asian="14pt" style:font-size-complex="14pt"/>
    </style:style>
    <style:style style:name="P77" style:family="paragraph" style:parent-style-name="Standard" style:list-style-name="L4">
      <style:paragraph-properties fo:line-height="115%"/>
      <style:text-properties style:font-name="FreeSans1" fo:font-size="14pt" fo:letter-spacing="0.035cm" officeooo:rsid="004a1e48" officeooo:paragraph-rsid="004a1e48" style:font-size-asian="14pt" style:font-size-complex="14pt"/>
    </style:style>
    <style:style style:name="P78" style:family="paragraph" style:parent-style-name="Standard" style:list-style-name="L2">
      <style:paragraph-properties fo:line-height="115%"/>
      <style:text-properties officeooo:paragraph-rsid="0093950e"/>
    </style:style>
    <style:style style:name="P79" style:family="paragraph" style:parent-style-name="Standard" style:list-style-name="L3">
      <style:paragraph-properties fo:line-height="115%"/>
      <style:text-properties officeooo:paragraph-rsid="004a1e48"/>
    </style:style>
    <style:style style:name="P80" style:family="paragraph" style:parent-style-name="Standard" style:list-style-name="L5">
      <style:paragraph-properties fo:line-height="115%"/>
      <style:text-properties officeooo:paragraph-rsid="006d5281"/>
    </style:style>
    <style:style style:name="P81" style:family="paragraph">
      <loext:graphic-properties draw:fill-color="#2c3756"/>
    </style:style>
    <style:style style:name="P82"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3"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84"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242ab"/>
    </style:style>
    <style:style style:name="T2" style:family="text">
      <style:text-properties officeooo:rsid="00323c05"/>
    </style:style>
    <style:style style:name="T3" style:family="text">
      <style:text-properties officeooo:rsid="00304b5f"/>
    </style:style>
    <style:style style:name="T4" style:family="text">
      <style:text-properties fo:font-weight="bold" style:font-weight-asian="bold" style:font-weight-complex="bold"/>
    </style:style>
    <style:style style:name="T5" style:family="text">
      <style:text-properties fo:font-weight="bold" officeooo:rsid="008c8f50"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3cbcf" style:font-weight-asian="normal" style:font-weight-complex="normal"/>
    </style:style>
    <style:style style:name="T8" style:family="text">
      <style:text-properties fo:font-weight="normal" officeooo:rsid="0044adc8" style:font-weight-asian="normal" style:font-weight-complex="normal"/>
    </style:style>
    <style:style style:name="T9" style:family="text">
      <style:text-properties fo:font-weight="normal" officeooo:rsid="008eb8d3" style:font-weight-asian="normal" style:font-weight-complex="normal"/>
    </style:style>
    <style:style style:name="T10" style:family="text">
      <style:text-properties officeooo:rsid="0043cbcf"/>
    </style:style>
    <style:style style:name="T11" style:family="text">
      <style:text-properties officeooo:rsid="004a1e48"/>
    </style:style>
    <style:style style:name="T12" style:family="text">
      <style:text-properties style:font-name="FreeSans1" fo:font-size="14pt" fo:letter-spacing="0.035cm" style:font-size-asian="14pt" style:font-size-complex="14pt"/>
    </style:style>
    <style:style style:name="T13" style:family="text">
      <style:text-properties style:font-name="FreeSans1" fo:font-size="14pt" fo:letter-spacing="0.035cm" officeooo:rsid="0049c44c" style:font-size-asian="14pt" style:font-size-complex="14pt"/>
    </style:style>
    <style:style style:name="T14" style:family="text">
      <style:text-properties style:font-name="FreeSans1" fo:font-size="14pt" fo:letter-spacing="0.035cm" officeooo:rsid="004a1e48" style:font-size-asian="14pt" style:font-size-complex="14pt"/>
    </style:style>
    <style:style style:name="T15" style:family="text">
      <style:text-properties style:font-name="FreeSans1" fo:font-size="14pt" fo:letter-spacing="0.035cm" officeooo:rsid="004ae8c6" style:font-size-asian="14pt" style:font-size-complex="14pt"/>
    </style:style>
    <style:style style:name="T16" style:family="text">
      <style:text-properties style:font-name="FreeSans1" fo:font-size="14pt" fo:letter-spacing="0.035cm" officeooo:rsid="004e102a" style:font-size-asian="14pt" style:font-size-complex="14pt"/>
    </style:style>
    <style:style style:name="T17" style:family="text">
      <style:text-properties style:font-name="FreeSans1" fo:font-size="14pt" fo:letter-spacing="0.035cm" officeooo:rsid="00506f31" style:font-size-asian="14pt" style:font-size-complex="14pt"/>
    </style:style>
    <style:style style:name="T18" style:family="text">
      <style:text-properties style:font-name="FreeSans1" fo:font-size="14pt" fo:letter-spacing="0.035cm" officeooo:rsid="00513504" style:font-size-asian="14pt" style:font-size-complex="14pt"/>
    </style:style>
    <style:style style:name="T19" style:family="text">
      <style:text-properties style:font-name="FreeSans1" fo:font-size="14pt" fo:letter-spacing="0.035cm" officeooo:rsid="00517f6d" style:font-size-asian="14pt" style:font-size-complex="14pt"/>
    </style:style>
    <style:style style:name="T20" style:family="text">
      <style:text-properties style:font-name="FreeSans1" fo:font-size="14pt" fo:letter-spacing="0.035cm" officeooo:rsid="0054be7b" style:font-size-asian="14pt" style:font-size-complex="14pt"/>
    </style:style>
    <style:style style:name="T21" style:family="text">
      <style:text-properties style:font-name="FreeSans1" fo:font-size="14pt" fo:letter-spacing="0.035cm" officeooo:rsid="0059d882" style:font-size-asian="14pt" style:font-size-complex="14pt"/>
    </style:style>
    <style:style style:name="T22" style:family="text">
      <style:text-properties style:font-name="FreeSans1" fo:font-size="14pt" fo:letter-spacing="0.035cm" officeooo:rsid="006257cb" style:font-size-asian="14pt" style:font-size-complex="14pt"/>
    </style:style>
    <style:style style:name="T23" style:family="text">
      <style:text-properties style:font-name="FreeSans1" fo:font-size="14pt" fo:letter-spacing="0.035cm" officeooo:rsid="0067df8e" style:font-size-asian="14pt" style:font-size-complex="14pt"/>
    </style:style>
    <style:style style:name="T24" style:family="text">
      <style:text-properties style:font-name="FreeSans1" fo:font-size="14pt" fo:letter-spacing="0.035cm" officeooo:rsid="006b131c" style:font-size-asian="14pt" style:font-size-complex="14pt"/>
    </style:style>
    <style:style style:name="T25" style:family="text">
      <style:text-properties style:font-name="FreeSans1" fo:font-size="14pt" fo:letter-spacing="0.035cm" officeooo:rsid="006d5281" style:font-size-asian="14pt" style:font-size-complex="14pt"/>
    </style:style>
    <style:style style:name="T26" style:family="text">
      <style:text-properties style:font-name="FreeSans1" fo:font-size="14pt" fo:letter-spacing="0.035cm" officeooo:rsid="006bd0b8" style:font-size-asian="14pt" style:font-size-complex="14pt"/>
    </style:style>
    <style:style style:name="T27" style:family="text">
      <style:text-properties style:font-name="FreeSans1" fo:font-size="14pt" fo:letter-spacing="0.035cm" officeooo:rsid="006ea0b2" style:font-size-asian="14pt" style:font-size-complex="14pt"/>
    </style:style>
    <style:style style:name="T28" style:family="text">
      <style:text-properties style:font-name="FreeSans1" fo:font-size="14pt" fo:letter-spacing="0.035cm" officeooo:rsid="00727b7f" style:font-size-asian="14pt" style:font-size-complex="14pt"/>
    </style:style>
    <style:style style:name="T29" style:family="text">
      <style:text-properties style:font-name="FreeSans1" fo:font-size="14pt" fo:letter-spacing="0.035cm" officeooo:rsid="008eb8d3" style:font-size-asian="14pt" style:font-size-complex="14pt"/>
    </style:style>
    <style:style style:name="T30" style:family="text">
      <style:text-properties style:font-name="FreeSans1" fo:font-size="14pt" fo:letter-spacing="0.035cm" officeooo:rsid="00904e64" style:font-size-asian="14pt" style:font-size-complex="14pt"/>
    </style:style>
    <style:style style:name="T31" style:family="text">
      <style:text-properties style:font-name="FreeSans1" fo:font-size="14pt" fo:letter-spacing="0.035cm" officeooo:rsid="00a4ceca" style:font-size-asian="14pt" style:font-size-complex="14pt"/>
    </style:style>
    <style:style style:name="T32" style:family="text">
      <style:text-properties style:font-name="FreeSans1" fo:font-size="14pt" fo:letter-spacing="0.035cm" officeooo:rsid="005bbe92" style:font-size-asian="14pt" style:font-size-complex="14pt"/>
    </style:style>
    <style:style style:name="T33" style:family="text">
      <style:text-properties style:font-name="FreeSans1" fo:font-size="14pt" fo:letter-spacing="0.035cm" officeooo:rsid="00a615b6" style:font-size-asian="14pt" style:font-size-complex="14pt"/>
    </style:style>
    <style:style style:name="T34" style:family="text">
      <style:text-properties style:font-name="FreeSans1" fo:font-size="14pt" fo:letter-spacing="0.035cm" officeooo:rsid="00a6c465" style:font-size-asian="14pt" style:font-size-complex="14pt"/>
    </style:style>
    <style:style style:name="T35" style:family="text">
      <style:text-properties style:font-name="FreeSans1" fo:font-size="14pt" fo:letter-spacing="0.035cm" officeooo:rsid="00a7bbb7" style:font-size-asian="14pt" style:font-size-complex="14pt"/>
    </style:style>
    <style:style style:name="T36" style:family="text">
      <style:text-properties style:font-name="FreeSans1" fo:font-size="14pt" fo:letter-spacing="0.035cm" officeooo:rsid="005d0394" style:font-size-asian="14pt" style:font-size-complex="14pt"/>
    </style:style>
    <style:style style:name="T37" style:family="text">
      <style:text-properties style:font-name="FreeSans1" fo:font-size="14pt" fo:letter-spacing="0.035cm" officeooo:rsid="00b62a48" style:font-size-asian="14pt" style:font-size-complex="14pt"/>
    </style:style>
    <style:style style:name="T38" style:family="text">
      <style:text-properties style:font-name="FreeSans1" fo:font-size="14pt" fo:letter-spacing="0.035cm" fo:font-weight="bold" officeooo:rsid="006bd0b8" style:font-size-asian="14pt" style:font-weight-asian="bold" style:font-size-complex="14pt" style:font-weight-complex="bold"/>
    </style:style>
    <style:style style:name="T39" style:family="text">
      <style:text-properties style:font-name="FreeSans1" fo:font-size="14pt" fo:letter-spacing="0.035cm" fo:font-weight="bold" officeooo:rsid="006d5281" style:font-size-asian="14pt" style:font-weight-asian="bold" style:font-size-complex="14pt" style:font-weight-complex="bold"/>
    </style:style>
    <style:style style:name="T40" style:family="text">
      <style:text-properties style:font-name="FreeSans1" fo:font-size="14pt" fo:letter-spacing="0.035cm" fo:font-weight="bold" officeooo:rsid="008c8f50" style:font-size-asian="14pt" style:font-weight-asian="bold" style:font-size-complex="14pt" style:font-weight-complex="bold"/>
    </style:style>
    <style:style style:name="T41" style:family="text">
      <style:text-properties style:font-name="FreeSans1" fo:font-size="14pt" fo:letter-spacing="0.035cm" fo:font-style="italic" style:font-size-asian="14pt" style:font-style-asian="italic" style:font-size-complex="14pt" style:font-style-complex="italic"/>
    </style:style>
    <style:style style:name="T42" style:family="text">
      <style:text-properties style:font-name="FreeSans1" fo:font-size="14pt" fo:letter-spacing="0.035cm" fo:font-style="italic" officeooo:rsid="00a615b6" style:font-size-asian="14pt" style:font-style-asian="italic" style:font-size-complex="14pt" style:font-style-complex="italic"/>
    </style:style>
    <style:style style:name="T43" style:family="text">
      <style:text-properties style:font-name="FreeSans1" fo:font-size="14pt" fo:letter-spacing="0.035cm" fo:font-weight="normal" officeooo:rsid="008c8f50" style:font-size-asian="14pt" style:font-weight-asian="normal" style:font-size-complex="14pt" style:font-weight-complex="normal"/>
    </style:style>
    <style:style style:name="T44" style:family="text">
      <style:text-properties style:font-name="FreeSans1" fo:font-size="14pt" fo:letter-spacing="0.035cm" fo:font-weight="normal" officeooo:rsid="00bced42" style:font-size-asian="14pt" style:font-weight-asian="normal" style:font-size-complex="14pt" style:font-weight-complex="normal"/>
    </style:style>
    <style:style style:name="T45" style:family="text">
      <style:text-properties style:font-name="FreeSans1" fo:font-size="14pt" fo:letter-spacing="0.035cm" fo:font-weight="normal" officeooo:rsid="00bebbf7" style:font-size-asian="14pt" style:font-weight-asian="normal" style:font-size-complex="14pt" style:font-weight-complex="normal"/>
    </style:style>
    <style:style style:name="T46" style:family="text">
      <style:text-properties style:font-name="FreeSans1" fo:font-size="14pt" fo:letter-spacing="0.035cm" fo:font-weight="normal" officeooo:rsid="00be0f74" style:font-size-asian="14pt" style:font-weight-asian="normal" style:font-size-complex="14pt" style:font-weight-complex="normal"/>
    </style:style>
    <style:style style:name="T47" style:family="text">
      <style:text-properties style:font-name="FreeSans1" fo:font-size="14pt" fo:letter-spacing="0.035cm" fo:font-weight="normal" officeooo:rsid="00c0e955" style:font-size-asian="14pt" style:font-weight-asian="normal" style:font-size-complex="14pt" style:font-weight-complex="normal"/>
    </style:style>
    <style:style style:name="T48" style:family="text">
      <style:text-properties style:font-name="Monospaced" fo:font-size="12pt" fo:letter-spacing="0.035cm" fo:font-style="italic" style:font-size-asian="12pt" style:font-style-asian="italic" style:font-size-complex="12pt" style:font-style-complex="italic"/>
    </style:style>
    <style:style style:name="T49" style:family="text">
      <style:text-properties style:font-name="Monospaced" fo:font-size="12pt" fo:letter-spacing="0.035cm" fo:font-style="italic" officeooo:rsid="0059d882" style:font-size-asian="12pt" style:font-style-asian="italic" style:font-size-complex="12pt" style:font-style-complex="italic"/>
    </style:style>
    <style:style style:name="T50" style:family="text">
      <style:text-properties style:font-name="Monospaced" fo:font-size="12pt" fo:letter-spacing="0.035cm" fo:font-style="italic" style:font-size-asian="14pt" style:font-style-asian="italic" style:font-size-complex="14pt" style:font-style-complex="italic"/>
    </style:style>
    <style:style style:name="T51" style:family="text">
      <style:text-properties style:font-name="Monospaced" fo:font-size="12pt" fo:letter-spacing="0.035cm" style:font-size-asian="14pt" style:font-size-complex="14pt"/>
    </style:style>
    <style:style style:name="T52" style:family="text">
      <style:text-properties style:font-name="Monospaced" fo:font-size="12pt" fo:letter-spacing="0.035cm" officeooo:rsid="00a6c465" style:font-size-asian="14pt" style:font-size-complex="14pt"/>
    </style:style>
    <style:style style:name="T53" style:family="text">
      <style:text-properties style:font-name="Monospaced" fo:font-size="12pt" fo:letter-spacing="0.035cm" fo:font-weight="bold" fo:background-color="#fe7f00" loext:char-shading-value="0" style:font-size-asian="14pt" style:font-weight-asian="bold" style:font-size-complex="14pt" style:font-weight-complex="bold"/>
    </style:style>
    <style:style style:name="T54" style:family="text">
      <style:text-properties fo:text-shadow="1pt 1pt" fo:font-weight="bold" style:font-weight-asian="bold" style:font-weight-complex="bold"/>
    </style:style>
    <style:style style:name="T55" style:family="text">
      <style:text-properties fo:text-shadow="1pt 1pt" fo:font-weight="bold" officeooo:rsid="00323c05" style:font-weight-asian="bold" style:font-weight-complex="bold"/>
    </style:style>
    <style:style style:name="T56" style:family="text">
      <style:text-properties fo:font-style="italic" style:font-style-asian="italic" style:font-style-complex="italic"/>
    </style:style>
    <style:style style:name="T57" style:family="text">
      <style:text-properties fo:font-style="italic" officeooo:rsid="00828b5f" style:font-style-asian="italic" style:font-style-complex="italic"/>
    </style:style>
    <style:style style:name="T58" style:family="text">
      <style:text-properties fo:font-style="italic" officeooo:rsid="008e2c64" style:font-style-asian="italic" style:font-style-complex="italic"/>
    </style:style>
    <style:style style:name="T59" style:family="text">
      <style:text-properties officeooo:rsid="00828b5f"/>
    </style:style>
    <style:style style:name="T60" style:family="text">
      <style:text-properties officeooo:rsid="008c8f50"/>
    </style:style>
    <style:style style:name="T61" style:family="text">
      <style:text-properties fo:font-style="normal" officeooo:rsid="008e2c64" style:font-style-asian="normal" style:font-style-complex="normal"/>
    </style:style>
    <style:style style:name="T62" style:family="text">
      <style:text-properties officeooo:rsid="009568bf"/>
    </style:style>
    <style:style style:name="T63" style:family="text">
      <style:text-properties officeooo:rsid="007b4303"/>
    </style:style>
    <style:style style:name="T64" style:family="text">
      <style:text-properties officeooo:rsid="00963fd9"/>
    </style:style>
    <style:style style:name="T65" style:family="text">
      <style:text-properties officeooo:rsid="00b594ad"/>
    </style:style>
    <style:style style:name="T66"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10" draw:name="Shape2" draw:style-name="gr1" draw:text-style-name="P81"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81"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40">Plan de SQA</text:p>
      <text:p text:style-name="P39"><draw:frame draw:style-name="fr1" draw:name="Image1" text:anchor-type="as-char" svg:width="14.6cm" svg:height="6.6cm" draw:z-index="12"><draw:image xlink:href="Pictures/1000020100000226000000FA48EFF3AC67F122C2.png" xlink:type="simple" xlink:show="embed" xlink:actuate="onLoad" loext:mime-type="image/png"/></draw:frame></text:p>
      <text:p text:style-name="P8"/>
      <text:p text:style-name="P7"><text:span text:style-name="T54">Autor</text:span><text:span text:style-name="T55">es</text:span></text:p>
      <text:p text:style-name="P10">Ariel Machini</text:p>
      <text:p text:style-name="P11">Cinthia Lima</text:p>
      <text:p text:style-name="P7"/>
      <text:p text:style-name="P12">Fecha de redacción</text:p>
      <text:p text:style-name="P7"><text:span text:style-name="T65">29</text:span>/<text:span text:style-name="T65">05</text:span>/<text:span text:style-name="T2">2020</text:span></text:p>
      <text:p text:style-name="P62"><draw:custom-shape text:anchor-type="paragraph" draw:z-index="1" draw:name="Shape1" draw:style-name="gr3" draw:text-style-name="P84"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83" svg:width="6.501cm" svg:height="18.5cm" svg:x="0.499cm" svg:y="0.75cm"><draw:text-box><text:p text:style-name="P82"><text:span text:style-name="T66">La Calidad del Software tiene como objetivo brindar la confianza de que el producto final logrará satisfacer los requisitos del cliente.</text:span></text:p><text:p text:style-name="P82"><text:span text:style-name="T66">En el Plan de SQA se reflejan las evaluaciones a realizar, los estándares a aplicar, los productos a realizar, los procedimientos a seguir en la elaboración de los distintos productos y los procedimientos para informar de los defectos detectados a sus responsables y realizar el seguimiento de los mismos hasta su corrección.</text:span></text:p></draw:text-box></draw:frame></text:p>
      <text:p text:style-name="P63">Plan de SQA</text:p>
      <text:p text:style-name="P9"/>
      <text:p text:style-name="P43">Propósito</text:p>
      <text:p text:style-name="P21">Según el autor Mario Piattini, <text:span text:style-name="T56">la calidad de software</text:span> está asociada con recibir un producto o servicio acorde con el coste, las especificaciones y las expectativas que se tienen del mismo.</text:p>
      <text:p text:style-name="P23">El propósito del presente plan de SQA consiste en definir los diferentes estándares y actividades que se deben aplicar en todo proyecto de la organización con la finalidad de elaborar productos de software de calidad.</text:p>
      <text:p text:style-name="P13"/>
      <text:p text:style-name="P41">Gestión</text:p>
      <text:p text:style-name="P44">Organización</text:p>
      <text:p text:style-name="P22">La organización está compuesta por <text:span text:style-name="T65">2</text:span> miembros, los cuales comparten las tareas de gestión del proyecto, gestión de calidad, gestión de configuraciones y cambios, gestión de riesgos y gestión de validación y verificación.</text:p>
      <text:p text:style-name="P14"/>
      <text:p text:style-name="P45">Actividades</text:p>
      <text:p text:style-name="P29">Actividades de calidad a realizarse</text:p>
      <text:p text:style-name="P34">De control:</text:p>
      <text:list xml:id="list1464181010" text:style-name="L1">
        <text:list-item>
          <text:p text:style-name="P71"><text:span text:style-name="T4">Ejecución de casos de prueba y corrección de errores:</text:span> <text:s/><text:span text:style-name="T64">Se selecciona un conjunto de entradas que ejecutan el caso de prueba, se documentan las salidas esperadas o rangos de salida. Luego se identifica si hay un <text:s/>error, de ser así se reporta el error al gestor del proyecto, se analiza el error o problema para proponer medidas de corrección y se ejecutan las correcciones. </text:span></text:p>
        </text:list-item>
      </text:list>
      <text:p text:style-name="P34">De aseguramiento:</text:p>
      <text:list xml:id="list2006900775" text:style-name="L2">
        <text:list-item>
          <text:p text:style-name="P72"><text:span text:style-name="T5">Definición de casos de prueba: </text:span><text:span text:style-name="T63">Es el </text:span>proceso de diseño <text:span text:style-name="T62">un conjunto </text:span>de casos de prueba<text:span text:style-name="T62">s<text:tab/>que sean </text:span>efectivos <text:soft-page-break/>descubriendo defectos en los programas y muestren que el sistema satisface <text:span text:style-name="T62">los</text:span> requerimientos.</text:p>
        </text:list-item>
        <text:list-item>
          <text:p text:style-name="P78"><text:span text:style-name="T40">Gestión de configuraciones:</text:span><text:span text:style-name="T43"> El objetivo de la gestión de configuración </text:span><text:span text:style-name="T44">en controlar todos los elementos de configuración generados en el desarrollo del software, </text:span><text:span text:style-name="T45">siguiendo</text:span><text:span text:style-name="T44"> la evolución y estado de cada uno de ellos. Para ello se utilizaran </text:span><text:span text:style-name="T46">dos repositorios Github</text:span><text:span text:style-name="T47">, una plataforma de control de versiones</text:span><text:span text:style-name="T46">, uno para la aplicación web y documentación del proyecto y otro para la aplicación móvil.</text:span></text:p>
        </text:list-item>
        <text:list-item>
          <text:p text:style-name="P73"><text:span text:style-name="T4">Gestión de proyecto:</text:span> Los gestores de software son responsables de la planificación y temporalización del desarrollo de los proyectos. Supervisan el trabajo para asegurar que se lleva a cabo conforme a los estándares requeridos y supervisan el progreso para comprobar que el desarrollo se ajusta al tiempo previsto y al presupuesto. <text:span text:style-name="T57">¿Cómo se hace? </text:span><text:span text:style-name="T59">El gestor del proyecto debe anticiparse a los problemas que puedan surgir, así como preparar soluciones a posibles problemas. Es por eso que se debe definir un plan al inicio de cada proyecto. Este plan inicial debe ser el mejor posible de acuerdo con la información disponible. Éste evolucionará a medida que <text:s/>el proyecto progrese y la información sea mejor. A su vez también se deberán desarrollar planes a corto plazo por iteración.</text:span></text:p>
          <text:p text:style-name="P74">Actividades: Redacción de la propuesta; Planificación y calendarización del proyecto; Estimación de costes del proyecto; Supervisión y revisión del proyecto; Selección y evaluación del personal.</text:p>
        </text:list-item>
        <text:list-item>
          <text:p text:style-name="P75"><text:span text:style-name="T4">Gestión de riesgos:</text:span> <text:span text:style-name="T60">Proceso de identificar los riesgos, evaluar su gravedad, planificar las medidas a adoptar si se </text:span>presenta el riesgo y supervisar el software y los procesos software para los riesgos. <text:span text:style-name="T58">¿Como se hace? </text:span><text:span text:style-name="T61">Para la gestión de riesgos se tomara el enfoque de McConnell, el cual divide la tarea de gestión de riegos en estimación y control, los cuales se detallar en la sección Gestión de riesgos.</text:span></text:p>
        </text:list-item>
      </text:list>
      <text:p text:style-name="P37"><text:soft-page-break/></text:p>
      <text:p text:style-name="P41">Documentación</text:p>
      <text:p text:style-name="P46">Propósito</text:p>
      <text:p text:style-name="P15"><text:span text:style-name="T7">La documentación del proyecto es necesaria en el desarrollo de cualquier producto de software. </text:span><text:span text:style-name="T9">Los proyectos a desarrollar en la organización van a seguir</text:span><text:span text:style-name="T6"> la metodología de desarrollo PSI, </text:span><text:span text:style-name="T8">la cual </text:span><text:span text:style-name="T6">est</text:span><text:span text:style-name="T8">á</text:span><text:span text:style-name="T6"> basada en el Proceso Unificado. Esta metodología brinda un marco de trabajo y brinda plantillas indispensables para la correcta documentación de un producto de software </text:span><text:span text:style-name="T7">durante todo el proceso de desarrollo.</text:span></text:p>
      <text:p text:style-name="P35"/>
      <text:p text:style-name="P47"><text:span text:style-name="T10">D</text:span>ocumentación mínima requerida</text:p>
      <text:p text:style-name="P27"><text:span text:style-name="T10">E</text:span>specificación de requerimientos del software</text:p>
      <text:p text:style-name="P36">El documento de especificación de requerimientos deberá describir, de forma clara y precisa, cada uno de los requerimientos esenciales del software. El cliente deberá obtener como resultado del proyecto una especificación adecuada a sus necesidades en el área de alcance del proyecto, de acuerdo al compromiso inicial del trabajo y a los cambios que este haya sufrido a lo largo del proyecto, que cubra aquellos aspectos que se haya acordado detallar con el cliente.</text:p>
      <text:p text:style-name="P36"/>
      <text:p text:style-name="P33">La especificación debe<text:span text:style-name="T11">rá</text:span></text:p>
      <text:list xml:id="list3415451088" text:style-name="L3">
        <text:list-item>
          <text:p text:style-name="P76">Ser completa:</text:p>
          <text:list>
            <text:list-item>
              <text:p text:style-name="P79"><text:span text:style-name="T13">Externa</text:span><text:span text:style-name="T14">mente</text:span><text:span text:style-name="T13">, respecto al alcance acordado.</text:span></text:p>
            </text:list-item>
            <text:list-item>
              <text:p text:style-name="P76">Internamente, no deben existir elementos sin especificar.</text:p>
            </text:list-item>
          </text:list>
        </text:list-item>
        <text:list-item>
          <text:p text:style-name="P79"><text:span text:style-name="T13">Ser consistente. </text:span><text:span text:style-name="T14">N</text:span><text:span text:style-name="T13">o puede</text:span><text:span text:style-name="T14">n</text:span><text:span text:style-name="T13"> haber elementos contradictorios.</text:span></text:p>
        </text:list-item>
        <text:list-item>
          <text:p text:style-name="P79"><text:span text:style-name="T14">No s</text:span><text:span text:style-name="T13">er ambigua.</text:span></text:p>
        </text:list-item>
        <text:list-item>
          <text:p text:style-name="P79"><text:span text:style-name="T13">Ser verificable. </text:span><text:span text:style-name="T14">D</text:span><text:span text:style-name="T13">ebe ser posible verificar siguiendo un método definido si el producto final cumple o no con cada requerimiento.</text:span></text:p>
        </text:list-item>
      </text:list>
      <text:p text:style-name="P16"/>
      <text:p text:style-name="P48"><text:soft-page-break/><text:span text:style-name="T13">D</text:span><text:span text:style-name="T12">escripción del diseño del software</text:span></text:p>
      <text:p text:style-name="P17">Los documentos relacionados con el diseño especifican cómo el software será construido para satisfacer los requerimientos.</text:p>
      <text:p text:style-name="P17">Deberán describir los componentes y subcomponentes del diseño del software. El cliente deberá obtener como resultado el diseño de un producto de software que cubra aquellos aspectos que se haya acordado con el cliente incorporar al diseño, en función de la importancia que estos presenten y de sus conexiones lógicas.</text:p>
      <text:p text:style-name="P17"/>
      <text:p text:style-name="P49"><text:span text:style-name="T12">El diseño debe</text:span><text:span text:style-name="T15">rá</text:span></text:p>
      <text:list xml:id="list372110362" text:style-name="L4">
        <text:list-item>
          <text:p text:style-name="P77">Corresponder a los requerimientos a incorporar:</text:p>
          <text:list>
            <text:list-item>
              <text:p text:style-name="P77">Todo elemento del diseño debe contribuir a algún requerimiento.</text:p>
            </text:list-item>
            <text:list-item>
              <text:p text:style-name="P77">La implementación de todo requerimiento a incorporar debe estar contemplada en por lo menos un elemento del diseño.</text:p>
            </text:list-item>
            <text:list-item>
              <text:p text:style-name="P77">Ser consistente con la calidad del producto.</text:p>
            </text:list-item>
          </text:list>
        </text:list-item>
      </text:list>
      <text:p text:style-name="P17"/>
      <text:p text:style-name="P28">Plan de pruebas</text:p>
      <text:p text:style-name="P50"><text:span text:style-name="T12">El documento de plan de pruebas </text:span><text:span text:style-name="T16">(comprendido en la categoría de validación y verificación) </text:span><text:span text:style-name="T19">tiene como propósito definir el alcance, enfoque elegido y recursos requeridos para llevar cabo los diferentes </text:span><text:span text:style-name="T20">c</text:span><text:span text:style-name="T19">asos de prueba. </text:span><text:span text:style-name="T20">La ejecución de los casos de prueba deberá comprobar el correcto comportamiento de las funcionalidades analizadas.</text:span></text:p>
      <text:p text:style-name="P18"/>
      <text:p text:style-name="P30">Documentación de usuario</text:p>
      <text:p text:style-name="P51"><text:span text:style-name="T12">La documentación de usuario debe</text:span><text:span text:style-name="T17">rá</text:span><text:span text:style-name="T12"> especificar y describir los datos y entradas de control requeridos, así como la secuencia de entradas, opciones, limitaciones de programa y otros ítems necesarios para la ejecución exitosa del software. Todos los errores deben ser identificados y las acciones correctivas, </text:span><text:span text:style-name="T23">explicadas</text:span><text:span text:style-name="T12">. Como resultado del proyecto el cliente obtendrá una </text:span><text:soft-page-break/><text:span text:style-name="T12">documentación para el usuario de acuerdo a los requerimientos específicos del proyecto.</text:span></text:p>
      <text:p text:style-name="P19"/>
      <text:p text:style-name="P32">Gestión de riesgos</text:p>
      <text:p text:style-name="P52"><text:span text:style-name="T12">En </text:span><text:span text:style-name="T24">la documentación</text:span><text:span text:style-name="T18"> de g</text:span><text:span text:style-name="T12">estión de </text:span><text:span text:style-name="T18">r</text:span><text:span text:style-name="T12">iesgos se </text:span><text:span text:style-name="T18">deberán </text:span><text:span text:style-name="T12">describ</text:span><text:span text:style-name="T18">ir </text:span><text:span text:style-name="T12">detalladamente los distintos pasos a seguir para la gestión </text:span><text:span text:style-name="T18">total </text:span><text:span text:style-name="T12">de los riesgos </text:span><text:span text:style-name="T18">que sean </text:span><text:span text:style-name="T12">detectados durante todo el proyecto. </text:span><text:span text:style-name="T18">Deberá definir claramente</text:span><text:span text:style-name="T12"> roles y responsabilidades para la gestión de los distintos riesgos, así </text:span><text:span text:style-name="T18">como </text:span><text:span text:style-name="T12">también la metodología de trabajo para gestionar los mismo</text:span><text:span text:style-name="T18">s.</text:span></text:p>
      <text:p text:style-name="P53"><text:span text:style-name="T18">E</text:span><text:span text:style-name="T12">l enfoque tomado para </text:span><text:span text:style-name="T29">la gestión de riesgos</text:span><text:span text:style-name="T12"> es el propuesto por McConnell, S., en donde el proceso </text:span><text:span text:style-name="T29">se divide en dos grandes actividades:</text:span></text:p>
      <text:list xml:id="list1302438705" text:style-name="L5">
        <text:list-item>
          <text:p text:style-name="P80"><text:span text:style-name="T38">Estimación:</text:span><text:span text:style-name="T26"> </text:span><text:span text:style-name="T25">identificación, </text:span><text:span text:style-name="T30">análisis</text:span><text:span text:style-name="T25"> </text:span><text:span text:style-name="T27">y</text:span><text:span text:style-name="T25"> priorización.</text:span></text:p>
        </text:list-item>
        <text:list-item>
          <text:p text:style-name="P80"><text:span text:style-name="T39">C</text:span><text:span text:style-name="T38">ontrol:</text:span><text:span text:style-name="T26"> </text:span><text:span text:style-name="T27">planificar, resolución y monitorización.</text:span></text:p>
        </text:list-item>
      </text:list>
      <text:p text:style-name="P55"><text:span text:style-name="T27">P</text:span><text:span text:style-name="T12">ara llevar a cabo estas actividades se utilizan las plantillas y herramientas del marco de trabajo PSI pertinentes.</text:span></text:p>
      <text:p text:style-name="P54"><text:span text:style-name="T27">S</text:span><text:span text:style-name="T12">e deberá determinar </text:span><text:span text:style-name="T41">un</text:span><text:span text:style-name="T12"> responsable para las tareas de estimación y control. </text:span><text:span text:style-name="T28">Dichas tareas deberán ser realizadas al cabo de cada iteración.</text:span></text:p>
      <text:p text:style-name="P20"/>
      <text:p text:style-name="P42">Estándares, prácticas, convenciones</text:p>
      <text:p text:style-name="P31">Documentación</text:p>
      <text:p text:style-name="P56"><text:span text:style-name="T12">Se deberá seguir y respetar la estructura de las </text:span><text:a xlink:type="simple" xlink:href="http://sistemas.uarg.unpa.edu.ar/psi/psi/guidances/reusableassets/resources/Plantillas-pdf.zip" text:style-name="Internet_20_link" text:visited-style-name="Visited_20_Internet_20_Link"><text:span text:style-name="T12">plantillas propuestas por la metodología de desarrollo PSI</text:span></text:a><text:span text:style-name="T12"> </text:span><text:span text:style-name="T22">y todos los documentos deberán ser redactados utilizando LibreOffice.</text:span></text:p>
      <text:p text:style-name="P24"/>
      <text:p text:style-name="P31">Codificación</text:p>
      <text:p text:style-name="P25">Se deberán respetar los siguientes aspectos a la hora de codificar algún componente del sistema Colibrí:</text:p>
      <text:p text:style-name="P25"/>
      <text:p text:style-name="P65">Aspectos generales</text:p>
      <text:p text:style-name="P67">• Se deberán utilizar siempre cuatro (4) espacios para tabular.</text:p>
      <text:p text:style-name="P64"><text:soft-page-break/><text:span text:style-name="T12">• </text:span><text:span text:style-name="T32">La llave de apertura de la declaración de una clase o función (donde aplique) siempre deberá estar junto al nombre de la </text:span><text:span text:style-name="T35">clase</text:span><text:span text:style-name="T32"> o </text:span><text:span text:style-name="T35">función </text:span><text:span text:style-name="T32">declarada, y la de cierre deberá estar bajo la última </text:span><text:span text:style-name="T33">línea del contenido de la </text:span><text:span text:style-name="T34">clase o función</text:span><text:span text:style-name="T32">. </text:span><text:span text:style-name="T42">Ejemplo:</text:span></text:p>
      <text:p text:style-name="P69"/>
      <text:p text:style-name="P70"><text:span text:style-name="T51">funcion miFuncion(x) </text:span><text:span text:style-name="T53">{</text:span><text:span text:style-name="T51"><text:line-break/> <text:s text:c="3"/></text:span><text:span text:style-name="T52">escribir(x);</text:span></text:p>
      <text:p text:style-name="P68"><text:span text:style-name="T51"><text:s text:c="4"/></text:span><text:span text:style-name="T50">// Fin de la función.</text:span><text:span text:style-name="T51"><text:line-break/></text:span><text:span text:style-name="T53">}</text:span></text:p>
      <text:p text:style-name="P67"/>
      <text:p text:style-name="P66">Código HTML</text:p>
      <text:p text:style-name="P57"><text:span text:style-name="T12">• El documento deberá incluir siempre </text:span><text:span text:style-name="T48">&lt;!DOCTYPE html&gt;</text:span><text:span text:style-name="T12"> al comienzo.</text:span></text:p>
      <text:p text:style-name="P58"><text:span text:style-name="T12">• El </text:span><text:span text:style-name="T31">texto</text:span><text:span text:style-name="T12"> de las etiquetas HTML </text:span><text:span text:style-name="T21">(como por ejemplo </text:span><text:span text:style-name="T49">&lt;a href=”#” title=”Ejemplo”&gt;Ejemplo&lt;/a&gt;</text:span><text:span text:style-name="T21">) </text:span><text:span text:style-name="T12">deberá estar siempre en minúsculas (a excepción de los valores de los atributos).</text:span></text:p>
      <text:p text:style-name="P59"><text:span text:style-name="T12">• Siempre encerrar el código HTML dentro de etiquetas </text:span><text:span text:style-name="T50">&lt;html&gt;&lt;/html&gt;</text:span><text:span text:style-name="T12">.</text:span></text:p>
      <text:p text:style-name="P60"><text:span text:style-name="T12">• Siempre </text:span><text:span text:style-name="T37">incluir</text:span><text:span text:style-name="T12"> la línea </text:span><text:span text:style-name="T50">&lt;meta charset=”UTF-8”/&gt;</text:span><text:span text:style-name="T12"> dentro de </text:span><text:span text:style-name="T50">&lt;head&gt;&lt;/head&gt;</text:span><text:span text:style-name="T12">.</text:span></text:p>
      <text:p text:style-name="P26"/>
      <text:p text:style-name="P38">Código PHP</text:p>
      <text:p text:style-name="P61"><text:span text:style-name="T12">• </text:span><text:span text:style-name="T36">Siempre que </text:span><text:span text:style-name="T37">sea posible, cuando</text:span><text:span text:style-name="T36"> se manipule información enviada por el usuario a través de GET o POST, deberá ser debidamente sanitizada por cuestiones de seguridad. Consulte la documentación acerca de la función PHP </text:span><text:a xlink:type="simple" xlink:href="https://www.php.net/manual/en/function.filter-var.php" text:style-name="Internet_20_link" text:visited-style-name="Visited_20_Internet_20_Link"><text:span text:style-name="T36">filter_var</text:span></text:a><text:span text:style-name="T36"> para más informació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2" svg:font-family="FreeSans" style:font-family-generic="swiss"/>
    <style:font-face style:name="Monospaced" svg:font-family="Monospaced" style:font-pitch="fixed"/>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72975f" officeooo:paragraph-rsid="0072975f" style:font-size-asian="13pt" style:font-style-asian="italic" style:font-size-complex="13pt" style:font-style-complex="italic"/>
    </style:style>
    <style:style style:name="MP6" style:family="paragraph" style:parent-style-name="Footer">
      <style:text-properties fo:font-size="2pt" style:font-size-asian="1.75pt" style:font-size-complex="2pt"/>
    </style:style>
    <style:style style:name="MT1" style:family="text">
      <style:text-properties officeooo:rsid="003242ab"/>
    </style:style>
    <style:style style:name="MT2" style:family="text">
      <style:text-properties officeooo:rsid="00323c05"/>
    </style:style>
    <style:style style:name="MT3" style:family="text">
      <style:text-properties officeooo:rsid="00304b5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SQA — </text:span>PÁGINA <text:page-number text:select-page="current">8</text:page-number><text:s/>DE <text:page-count>8</text:page-count></text:p>
      </style:header>
      <loext:header-first>
        <text:p text:style-name="MP2"><text:span text:style-name="MT2">PLAN DE SQA — </text:span>PÁGINA <text:page-number text:select-page="current">1</text:page-number><text:s/>DE <text:page-count>8</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9"><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3">Paire</text:span></text:p>
              <text:p text:style-name="MP5">Ariel Machini — Cinthia Lima</text:p>
            </table:table-cell>
          </table:table-row>
        </table:table>
        <text:p text:style-name="MP6"/>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11"><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3">Paire</text:span></text:p>
              <text:p text:style-name="MP5">Ariel Machini — Cinthia Lima </text:p>
            </table:table-cell>
          </table:table-row>
        </table:table>
        <text:p text:style-name="MP6"/>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7-09-01T00:53:54.356960459</meta:creation-date>
    <dc:date>2020-08-02T00:05:01.634395525</dc:date>
    <meta:editing-duration>PT15H11M44S</meta:editing-duration>
    <meta:editing-cycles>140</meta:editing-cycles>
    <meta:generator>LibreOffice/6.4.4.2$Linux_X86_64 LibreOffice_project/40$Build-2</meta:generator>
    <meta:document-statistic meta:table-count="2" meta:image-count="3" meta:object-count="0" meta:page-count="8" meta:paragraph-count="81" meta:word-count="1322" meta:character-count="8460" meta:non-whitespace-character-count="7217"/>
  </office:meta>
</office:document-meta>
</file>